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heads_20_2" draw:marker-end-width="0.189cm" draw:fill="none" draw:textarea-vertical-align="middle" fo:padding-top="0.137cm" fo:padding-bottom="0.137cm" fo:padding-left="0.262cm" fo:padding-right="0.262cm" draw:shadow="visible"/>
    </style:style>
    <style:style style:name="gr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 draw:shadow="visible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4" style:family="graphic" style:parent-style-name="objectwithoutfill">
      <style:graphic-properties svg:stroke-width="0.025cm" draw:marker-start-width="0.237cm" draw:marker-end="Arrowheads_20_2" draw:marker-end-width="0.337cm" draw:fill="none" draw:textarea-vertical-align="middle" fo:padding-top="0.137cm" fo:padding-bottom="0.137cm" fo:padding-left="0.262cm" fo:padding-right="0.262cm" draw:shadow="visible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dddddd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6" style:family="graphic" style:parent-style-name="objectwithoutfill">
      <style:graphic-properties svg:stroke-width="0.025cm" draw:marker-start-width="0.237cm" draw:marker-end="Arrowheads_20_2" draw:marker-end-width="0.228cm" draw:fill="none" draw:textarea-vertical-align="middle" fo:padding-top="0.137cm" fo:padding-bottom="0.137cm" fo:padding-left="0.262cm" fo:padding-right="0.262cm" draw:shadow="visible"/>
    </style:style>
    <style:style style:name="gr7" style:family="graphic" style:parent-style-name="objectwithoutfill">
      <style:graphic-properties svg:stroke-width="0.025cm" draw:marker-start-width="0.237cm" draw:marker-end-width="0.101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666666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0" style:family="graphic" style:parent-style-name="standard">
      <style:graphic-properties draw:stroke="none" svg:stroke-color="#000000" draw:fill="none" draw:fill-color="#ffffff" fo:min-height="0.033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5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font-size="5.5pt" fo:font-weight="bold" style:font-size-asian="5.5pt" style:font-weight-asian="bold" style:font-size-complex="5.5pt" style:font-weight-complex="bold"/>
    </style:style>
    <style:style style:name="P4" style:family="paragraph">
      <style:paragraph-properties fo:text-align="center"/>
      <style:text-properties fo:color="#ffffff" fo:font-size="5.5pt" fo:font-weight="bold" style:font-size-asian="5.5pt" style:font-weight-asian="bold" style:font-size-complex="5.5pt" style:font-weight-complex="bold"/>
    </style:style>
    <style:style style:name="P5" style:family="paragraph">
      <style:text-properties style:font-name="TeX Gyre Bonum"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000000" fo:font-size="5.5pt" fo:font-weight="bold" style:font-size-asian="5.5pt" style:font-weight-asian="bold" style:font-size-complex="5.5pt" style:font-weight-complex="bold"/>
    </style:style>
    <style:style style:name="P8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5.5pt" fo:font-weight="bold" style:font-size-asian="5.5pt" style:font-weight-asian="bold" style:font-size-complex="5.5pt" style:font-weight-complex="bold"/>
    </style:style>
    <style:style style:name="T3" style:family="text">
      <style:text-properties fo:color="#ffffff" fo:font-size="5.5pt" fo:font-weight="bold" style:font-size-asian="5.5pt" style:font-weight-asian="bold" style:font-size-complex="5.5pt" style:font-weight-complex="bold"/>
    </style:style>
    <style:style style:name="T4" style:family="text">
      <style:text-properties style:font-name="TeX Gyre Bonum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5.5pt" fo:font-weight="bold" style:font-size-asian="5.5pt" style:font-weight-asian="bold" style:font-size-complex="5.5pt" style:font-weight-complex="bold"/>
    </style:style>
    <style:style style:name="T6" style:family="text">
      <style:text-properties style:font-name="TeX Gyre Bonum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8.872cm" svg:y1="10.999cm" svg:x2="9.189cm" svg:y2="11cm" draw:start-shape="id1" draw:start-glue-point="1" draw:end-shape="id2" draw:end-glue-point="3" svg:d="M8872 10999l317 1" svg:viewBox="0 0 318 2">
          <text:p/>
        </draw:connector>
        <draw:connector draw:style-name="gr2" draw:text-style-name="P1" draw:layer="layout" draw:type="line" svg:x1="14.617cm" svg:y1="7.947cm" svg:x2="8.364cm" svg:y2="10.674cm" draw:start-shape="id3" draw:start-glue-point="2" draw:end-shape="id1" draw:end-glue-point="0" svg:d="M14617 7947l-6253 2727" svg:viewBox="0 0 6254 2728">
          <text:p/>
        </draw:connector>
        <draw:custom-shape draw:style-name="gr3" draw:text-style-name="P2" xml:id="id4" draw:id="id4" draw:layer="layout" svg:width="4.064cm" svg:height="0.846cm" svg:x="8.366cm" svg:y="5.064cm">
          <text:p text:style-name="P1"><text:span text:style-name="T1">Prepare Two Sandwi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105cm" svg:height="0.978cm" svg:x="4.142cm" svg:y="6.969cm">
          <text:p text:style-name="P1"><text:span text:style-name="T1">Prepare Peanut </text:span></text:p>
          <text:p text:style-name="P1"><text:span text:style-name="T1">Butter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175cm" svg:height="0.978cm" svg:x="13.03cm" svg:y="6.969cm">
          <text:p text:style-name="P1"><text:span text:style-name="T1">Prepare Boiled</text:span></text:p>
          <text:p text:style-name="P1"><text:span text:style-name="T1">Egg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398cm" svg:y1="5.91cm" svg:x2="5.694cm" svg:y2="6.969cm" draw:start-shape="id4" draw:start-glue-point="2" draw:end-shape="id5" draw:end-glue-point="0" svg:d="M10398 5910l-4704 1059" svg:viewBox="0 0 4705 1060">
          <text:p/>
        </draw:connector>
        <draw:connector draw:style-name="gr2" draw:text-style-name="P1" draw:layer="layout" draw:type="line" svg:x1="10.398cm" svg:y1="5.91cm" svg:x2="14.617cm" svg:y2="6.969cm" draw:start-shape="id4" draw:start-glue-point="2" draw:end-shape="id3" draw:end-glue-point="0" svg:d="M10398 5910l4219 1059" svg:viewBox="0 0 4220 1060">
          <text:p/>
        </draw:connector>
        <draw:connector draw:style-name="gr4" draw:text-style-name="P1" draw:layer="layout" draw:type="line" svg:x1="7.247cm" svg:y1="7.458cm" svg:x2="13.03cm" svg:y2="7.458cm" draw:start-shape="id5" draw:start-glue-point="1" draw:end-shape="id3" draw:end-glue-point="3" svg:d="M7247 7458h5783" svg:viewBox="0 0 5784 1">
          <text:p/>
        </draw:connector>
        <draw:custom-shape draw:style-name="gr5" draw:text-style-name="P3" xml:id="id6" draw:id="id6" draw:layer="layout" svg:width="1.599cm" svg:height="0.635cm" svg:x="2.714cm" svg:y="8.674cm">
          <text:p text:style-name="P1"><text:span text:style-name="T2">Spread</text:span></text:p>
          <text:p text:style-name="P1"><text:span text:style-name="T2">Strawberry J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94cm" svg:y1="7.947cm" svg:x2="3.513cm" svg:y2="8.674cm" draw:start-shape="id5" draw:start-glue-point="2" draw:end-shape="id6" draw:end-glue-point="0" svg:d="M5694 7947l-2181 727" svg:viewBox="0 0 2182 728">
          <text:p/>
        </draw:connector>
        <draw:custom-shape draw:style-name="gr5" draw:text-style-name="P3" xml:id="id7" draw:id="id7" draw:layer="layout" svg:width="1.374cm" svg:height="0.635cm" svg:x="1.063cm" svg:y="8.674cm">
          <text:p text:style-name="P1"><text:span text:style-name="T2">Spread</text:span></text:p>
          <text:p text:style-name="P1"><text:span text:style-name="T2">Peanut Bu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94cm" svg:y1="7.947cm" svg:x2="1.75cm" svg:y2="8.674cm" draw:start-shape="id5" draw:start-glue-point="2" draw:end-shape="id7" draw:end-glue-point="0" svg:d="M5694 7947l-3944 727" svg:viewBox="0 0 3945 728">
          <text:p/>
        </draw:connector>
        <draw:custom-shape draw:style-name="gr5" draw:text-style-name="P3" xml:id="id8" draw:id="id8" draw:layer="layout" svg:width="1.373cm" svg:height="0.635cm" svg:x="4.897cm" svg:y="8.674cm">
          <text:p text:style-name="P1"><text:span text:style-name="T2">Press</text:span></text:p>
          <text:p text:style-name="P1"><text:span text:style-name="T2">Bread Sl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94cm" svg:y1="7.947cm" svg:x2="5.583cm" svg:y2="8.674cm" draw:start-shape="id5" draw:start-glue-point="2" draw:end-shape="id8" draw:end-glue-point="0" svg:d="M5694 7947l-111 727" svg:viewBox="0 0 112 728">
          <text:p/>
        </draw:connector>
        <draw:custom-shape draw:style-name="gr5" draw:text-style-name="P3" xml:id="id1" draw:id="id1" draw:layer="layout" svg:width="1.016cm" svg:height="0.651cm" svg:x="7.856cm" svg:y="10.674cm">
          <text:p text:style-name="P1"><text:span text:style-name="T2">Boil Wa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1.131cm" svg:height="0.649cm" svg:x="9.189cm" svg:y="10.676cm">
          <text:p text:style-name="P1"><text:span text:style-name="T2">Boil </text:span></text:p>
          <text:p text:style-name="P1"><text:span text:style-name="T2">One E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617cm" svg:y1="7.947cm" svg:x2="9.754cm" svg:y2="10.676cm" draw:start-shape="id3" draw:start-glue-point="2" draw:end-shape="id2" draw:end-glue-point="0" svg:d="M14617 7947l-4863 2729" svg:viewBox="0 0 4864 2730">
          <text:p/>
        </draw:connector>
        <draw:connector draw:style-name="gr1" draw:text-style-name="P1" draw:layer="layout" draw:type="line" svg:x1="4.338cm" svg:y1="8.843cm" svg:x2="4.879cm" svg:y2="8.837cm" svg:d="M4338 8843l541-6" svg:viewBox="0 0 542 7">
          <text:p/>
        </draw:connector>
        <draw:g>
          <draw:connector draw:style-name="gr6" draw:text-style-name="P1" draw:layer="layout" draw:type="line" svg:x1="4.528cm" svg:y1="9.145cm" svg:x2="4.884cm" svg:y2="9.148cm" svg:d="M4528 9145l356 3" svg:viewBox="0 0 357 4">
            <text:p/>
          </draw:connector>
          <draw:line draw:style-name="gr7" draw:text-style-name="P1" draw:layer="layout" svg:x1="4.518cm" svg:y1="9.133cm" svg:x2="4.516cm" svg:y2="9.553cm">
            <text:p/>
          </draw:line>
        </draw:g>
        <draw:connector draw:style-name="gr8" draw:text-style-name="P1" draw:layer="layout" draw:line-skew="-1.148cm" svg:x1="2.437cm" svg:y1="8.991cm" svg:x2="4.518cm" svg:y2="9.541cm" draw:start-shape="id7" draw:start-glue-point="1" svg:d="M2437 8991h150v550h1931" svg:viewBox="0 0 2082 551">
          <text:p/>
        </draw:connector>
        <draw:custom-shape draw:style-name="gr9" draw:text-style-name="P4" xml:id="id9" draw:id="id9" draw:layer="layout" svg:width="1.255cm" svg:height="0.635cm" svg:x="6.647cm" svg:y="8.674cm">
          <text:p text:style-name="P1"><text:span text:style-name="T3">Pack</text:span></text:p>
          <text:p text:style-name="P1"><text:span text:style-name="T3">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.27cm" svg:y1="8.991cm" svg:x2="6.647cm" svg:y2="8.991cm" draw:start-shape="id8" draw:start-glue-point="1" draw:end-shape="id9" draw:end-glue-point="3" svg:d="M6270 8991h377" svg:viewBox="0 0 378 1">
          <text:p/>
        </draw:connector>
        <draw:connector draw:style-name="gr2" draw:text-style-name="P1" draw:layer="layout" draw:type="line" svg:x1="5.694cm" svg:y1="7.947cm" svg:x2="7.274cm" svg:y2="8.674cm" draw:start-shape="id5" draw:start-glue-point="2" draw:end-shape="id9" draw:end-glue-point="0" svg:d="M5694 7947l1580 727" svg:viewBox="0 0 1581 728">
          <text:p/>
        </draw:connector>
        <draw:custom-shape draw:style-name="gr5" draw:text-style-name="P3" xml:id="id10" draw:id="id10" draw:layer="layout" svg:width="1.143cm" svg:height="0.649cm" svg:x="10.65cm" svg:y="10.676cm">
          <text:p text:style-name="P1"><text:span text:style-name="T2">Slice E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0.32cm" svg:y1="11cm" svg:x2="10.65cm" svg:y2="11cm" draw:start-shape="id2" draw:start-glue-point="1" draw:end-shape="id10" draw:end-glue-point="3" svg:d="M10320 11000h330" svg:viewBox="0 0 331 1">
          <text:p/>
        </draw:connector>
        <draw:connector draw:style-name="gr2" draw:text-style-name="P1" draw:layer="layout" draw:type="line" svg:x1="14.617cm" svg:y1="7.947cm" svg:x2="11.221cm" svg:y2="10.676cm" draw:start-shape="id3" draw:start-glue-point="2" draw:end-shape="id10" draw:end-glue-point="0" svg:d="M14617 7947l-3396 2729" svg:viewBox="0 0 3397 2730">
          <text:p/>
        </draw:connector>
        <draw:custom-shape draw:style-name="gr5" draw:text-style-name="P3" xml:id="id12" draw:id="id12" draw:layer="layout" svg:width="1.062cm" svg:height="0.649cm" svg:x="13.798cm" svg:y="10.676cm">
          <text:p text:style-name="P1"><text:span text:style-name="T2">Add S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793cm" svg:y1="11cm" svg:x2="12.126cm" svg:y2="11cm" draw:start-shape="id10" draw:start-glue-point="1" draw:end-shape="id11" draw:end-glue-point="3" svg:d="M11793 11000h333" svg:viewBox="0 0 334 1">
          <text:p/>
        </draw:connector>
        <draw:connector draw:style-name="gr2" draw:text-style-name="P1" draw:layer="layout" draw:type="line" svg:x1="14.617cm" svg:y1="7.947cm" svg:x2="14.329cm" svg:y2="10.676cm" draw:start-shape="id3" draw:start-glue-point="2" draw:end-shape="id12" draw:end-glue-point="0" svg:d="M14617 7947l-288 2729" svg:viewBox="0 0 289 2730">
          <text:p/>
        </draw:connector>
        <draw:connector draw:style-name="gr1" draw:text-style-name="P1" draw:layer="layout" draw:type="line" svg:x1="16.306cm" svg:y1="10.999cm" svg:x2="16.679cm" svg:y2="11cm" draw:start-shape="id13" draw:start-glue-point="1" draw:end-shape="id14" draw:end-glue-point="3" svg:d="M16306 10999l373 1" svg:viewBox="0 0 374 2">
          <text:p/>
        </draw:connector>
        <draw:custom-shape draw:style-name="gr9" draw:text-style-name="P4" xml:id="id13" draw:id="id13" draw:layer="layout" svg:width="1.084cm" svg:height="0.651cm" svg:x="15.222cm" svg:y="10.674cm">
          <text:p text:style-name="P1"><text:span text:style-name="T3">Add </text:span></text:p>
          <text:p text:style-name="P1"><text:span text:style-name="T3">Pick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1.281cm" svg:height="0.649cm" svg:x="16.679cm" svg:y="10.676cm">
          <text:p text:style-name="P1"><text:span text:style-name="T2">Press</text:span></text:p>
          <text:p text:style-name="P1"><text:span text:style-name="T2">Bread Sl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5" draw:id="id15" draw:layer="layout" svg:width="1.22cm" svg:height="0.649cm" svg:x="18.285cm" svg:y="10.676cm">
          <text:p text:style-name="P1"><text:span text:style-name="T2">Pack </text:span></text:p>
          <text:p text:style-name="P1"><text:span text:style-name="T2">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7.96cm" svg:y1="11cm" svg:x2="18.285cm" svg:y2="11cm" draw:start-shape="id14" draw:start-glue-point="1" draw:end-shape="id15" draw:end-glue-point="3" svg:d="M17960 11000h325" svg:viewBox="0 0 326 1">
          <text:p/>
        </draw:connector>
        <draw:connector draw:style-name="gr1" draw:text-style-name="P1" draw:layer="layout" draw:type="line" svg:x1="14.86cm" svg:y1="11cm" svg:x2="15.222cm" svg:y2="10.999cm" draw:start-shape="id12" draw:start-glue-point="1" draw:end-shape="id13" draw:end-glue-point="3" svg:d="M14860 11000l362-1" svg:viewBox="0 0 363 2">
          <text:p/>
        </draw:connector>
        <draw:connector draw:style-name="gr2" draw:text-style-name="P1" draw:layer="layout" draw:type="line" svg:x1="14.617cm" svg:y1="7.947cm" svg:x2="15.764cm" svg:y2="10.674cm" draw:start-shape="id3" draw:start-glue-point="2" draw:end-shape="id13" draw:end-glue-point="0" svg:d="M14617 7947l1147 2727" svg:viewBox="0 0 1148 2728">
          <text:p/>
        </draw:connector>
        <draw:connector draw:style-name="gr2" draw:text-style-name="P1" draw:layer="layout" draw:type="line" svg:x1="14.617cm" svg:y1="7.947cm" svg:x2="17.319cm" svg:y2="10.676cm" draw:start-shape="id3" draw:start-glue-point="2" draw:end-shape="id14" draw:end-glue-point="0" svg:d="M14617 7947l2702 2729" svg:viewBox="0 0 2703 2730">
          <text:p/>
        </draw:connector>
        <draw:connector draw:style-name="gr2" draw:text-style-name="P1" draw:layer="layout" draw:type="line" svg:x1="14.617cm" svg:y1="7.947cm" svg:x2="18.895cm" svg:y2="10.676cm" draw:start-shape="id3" draw:start-glue-point="2" draw:end-shape="id15" draw:end-glue-point="0" svg:d="M14617 7947l4278 2729" svg:viewBox="0 0 4279 2730">
          <text:p/>
        </draw:connector>
        <draw:frame draw:style-name="gr10" draw:text-style-name="P5" draw:layer="layout" svg:width="4.956cm" svg:height="0.632cm" svg:x="1.378cm" svg:y="10.928cm">
          <draw:text-box>
            <text:p><text:span text:style-name="T4">Subject's (Self) Primitive Goals</text:span></text:p>
          </draw:text-box>
        </draw:frame>
        <draw:custom-shape draw:style-name="gr11" draw:text-style-name="P6" draw:layer="layout" svg:width="0.265cm" svg:height="0.291cm" svg:x="1.243cm" svg:y="11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4.842cm" svg:height="0.632cm" svg:x="1.365cm" svg:y="11.428cm">
          <draw:text-box>
            <text:p><text:span text:style-name="T4">Mary's (Other) Primitive Goals</text:span></text:p>
          </draw:text-box>
        </draw:frame>
        <draw:custom-shape draw:style-name="gr13" draw:text-style-name="P6" draw:layer="layout" svg:width="0.265cm" svg:height="0.291cm" svg:x="1.23cm" svg:y="11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6.887cm" svg:height="0.632cm" svg:x="1.352cm" svg:y="11.928cm">
          <draw:text-box>
            <text:p><text:span text:style-name="T4">Subject &amp; Mary's (Joint) Non-Primitive Goals</text:span></text:p>
          </draw:text-box>
        </draw:frame>
        <draw:custom-shape draw:style-name="gr14" draw:text-style-name="P6" draw:layer="layout" svg:width="0.265cm" svg:height="0.291cm" svg:x="1.217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1.311cm" svg:height="0.649cm" svg:x="12.126cm" svg:y="10.676cm">
          <text:p text:style-name="P1"><text:span text:style-name="T2">Add </text:span></text:p>
          <text:p text:style-name="P1"><text:span text:style-name="T2">Sliced E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437cm" svg:y1="11cm" svg:x2="13.798cm" svg:y2="11cm" draw:start-shape="id11" draw:start-glue-point="1" draw:end-shape="id12" svg:d="M13437 11000h361" svg:viewBox="0 0 362 1">
          <text:p/>
        </draw:connector>
        <draw:connector draw:style-name="gr2" draw:text-style-name="P1" draw:layer="layout" draw:type="line" svg:x1="14.617cm" svg:y1="7.947cm" svg:x2="12.781cm" svg:y2="10.676cm" draw:start-shape="id3" draw:start-glue-point="2" draw:end-shape="id11" draw:end-glue-point="0" svg:d="M14617 7947l-1836 2729" svg:viewBox="0 0 1837 2730">
          <text:p/>
        </draw:connector>
        <draw:custom-shape draw:style-name="gr5" draw:text-style-name="P3" xml:id="id17" draw:id="id17" draw:layer="layout" svg:width="1.497cm" svg:height="0.549cm" svg:x="19.038cm" svg:y="11.754cm">
          <text:p text:style-name="P1"><text:span text:style-name="T2">Put Sandwich </text:span></text:p>
          <text:p text:style-name="P1"><text:span text:style-name="T2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6" draw:id="id16" draw:layer="layout" svg:width="1.47cm" svg:height="0.548cm" svg:x="17.233cm" svg:y="11.755cm">
          <text:p text:style-name="P1"><text:span text:style-name="T5">Cut Sandwich</text:span></text:p>
          <text:p text:style-name="P1"><text:span text:style-name="T5">In Ha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8.895cm" svg:y1="11.325cm" svg:x2="17.968cm" svg:y2="11.755cm" draw:start-shape="id15" draw:start-glue-point="2" draw:end-shape="id16" draw:end-glue-point="0" svg:d="M18895 11325l-927 430" svg:viewBox="0 0 928 431">
          <text:p/>
        </draw:connector>
        <draw:connector draw:style-name="gr2" draw:text-style-name="P1" draw:layer="layout" draw:type="line" svg:x1="18.895cm" svg:y1="11.325cm" svg:x2="19.786cm" svg:y2="11.754cm" draw:start-shape="id15" draw:start-glue-point="2" draw:end-shape="id17" draw:end-glue-point="0" svg:d="M18895 11325l891 429" svg:viewBox="0 0 892 430">
          <text:p/>
        </draw:connector>
        <draw:connector draw:style-name="gr1" draw:text-style-name="P1" draw:layer="layout" draw:type="line" svg:x1="18.703cm" svg:y1="12.029cm" svg:x2="19.038cm" svg:y2="12.028cm" draw:start-shape="id16" draw:start-glue-point="1" draw:end-shape="id17" draw:end-glue-point="3" svg:d="M18703 12029l335-1" svg:viewBox="0 0 336 2">
          <text:p/>
        </draw:connector>
        <draw:custom-shape draw:style-name="gr9" draw:text-style-name="P4" xml:id="id19" draw:id="id19" draw:layer="layout" svg:width="1.524cm" svg:height="0.549cm" svg:x="7.466cm" svg:y="9.717cm">
          <text:p text:style-name="P1"><text:span text:style-name="T3">Put Sandwich </text:span></text:p>
          <text:p text:style-name="P1"><text:span text:style-name="T3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8" draw:id="id18" draw:layer="layout" svg:width="1.551cm" svg:height="0.548cm" svg:x="5.58cm" svg:y="9.718cm">
          <text:p text:style-name="P1"><text:span text:style-name="T3">Cut Sandwich</text:span></text:p>
          <text:p text:style-name="P1"><text:span text:style-name="T3">In Ha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131cm" svg:y1="9.992cm" svg:x2="7.466cm" svg:y2="9.991cm" draw:start-shape="id18" draw:start-glue-point="1" draw:end-shape="id19" draw:end-glue-point="3" svg:d="M7131 9992l335-1" svg:viewBox="0 0 336 2">
          <text:p/>
        </draw:connector>
        <draw:connector draw:style-name="gr2" draw:text-style-name="P1" draw:layer="layout" draw:type="line" svg:x1="7.274cm" svg:y1="9.309cm" svg:x2="6.355cm" svg:y2="9.718cm" draw:start-shape="id9" draw:start-glue-point="2" draw:end-shape="id18" draw:end-glue-point="0" svg:d="M7274 9309l-919 409" svg:viewBox="0 0 920 410">
          <text:p/>
        </draw:connector>
        <draw:connector draw:style-name="gr2" draw:text-style-name="P1" draw:layer="layout" draw:type="line" svg:x1="7.274cm" svg:y1="9.309cm" svg:x2="8.228cm" svg:y2="9.717cm" draw:start-shape="id9" draw:start-glue-point="2" draw:end-shape="id19" draw:end-glue-point="0" svg:d="M7274 9309l954 408" svg:viewBox="0 0 955 409">
          <text:p/>
        </draw:connector>
        <draw:path draw:style-name="gr15" draw:text-style-name="P1" draw:layer="layout" svg:width="2.213cm" svg:height="1.174cm" draw:transform="skewX (-0.0441568300754565) rotate (-2.60717283662913) translate (14.9387178440558cm 4.99750688893111cm)" svg:viewBox="0 0 2214 1175" svg:d="M0 0c720 1189 2214 1175 2214 1175">
          <text:p/>
        </draw:path>
        <draw:frame draw:style-name="gr12" draw:text-style-name="P8" draw:layer="layout" svg:width="2.794cm" svg:height="0.67cm" svg:x="13.608cm" svg:y="4.893cm">
          <draw:text-box>
            <text:p><text:span text:style-name="T6">Top Level Goal</text:span></text:p>
          </draw:text-box>
        </draw:frame>
        <draw:path draw:style-name="gr15" draw:text-style-name="P1" draw:layer="layout" svg:width="1.497cm" svg:height="0.802cm" draw:transform="skewX (0.0450294947014537) rotate (2.24449341806471) translate (7.13543104747cm 6.97766194569178cm)" svg:viewBox="0 0 1498 803" svg:d="M1498 0c-486 812-1498 803-1498 803">
          <text:p/>
        </draw:path>
        <draw:frame draw:style-name="gr12" draw:text-style-name="P9" draw:layer="layout" svg:width="2.46cm" svg:height="1.089cm" svg:x="4.304cm" svg:y="5.303cm">
          <draw:text-box>
            <text:p text:style-name="P1"><text:span text:style-name="T6">Directly Contributing</text:span></text:p>
          </draw:text-box>
        </draw:frame>
        <draw:path draw:style-name="gr15" draw:text-style-name="P1" draw:layer="layout" svg:width="2.213cm" svg:height="1.174cm" draw:transform="skewX (-0.0441568300754566) rotate (-2.12581102892909) translate (14.2598229932174cm 6.12988938310564cm)" svg:viewBox="0 0 2214 1175" svg:d="M0 0c720 1189 2214 1175 2214 1175">
          <text:p/>
        </draw:path>
        <draw:frame draw:style-name="gr12" draw:text-style-name="P8" draw:layer="layout" svg:width="2.286cm" svg:height="0.67cm" svg:x="14.082cm" svg:y="5.755cm">
          <draw:text-box>
            <text:p><text:span text:style-name="T6">Predecessor</text:span></text:p>
          </draw:text-box>
        </draw:frame>
        <draw:path draw:style-name="gr15" draw:text-style-name="P1" draw:layer="layout" svg:width="3.064cm" svg:height="1.642cm" draw:transform="skewX (-0.0450294947014536) rotate (-1.76819306519546) translate (4.75068129289829cm 5.77692350300017cm)" svg:viewBox="0 0 3065 1643" svg:d="M0 0c995 1662 3065 1643 3065 1643">
          <text:p/>
        </draw:path>
        <draw:path draw:style-name="gr15" draw:text-style-name="P1" draw:layer="layout" svg:width="3.134cm" svg:height="1.662cm" draw:transform="skewX (-0.0438077642250577) rotate (-1.8167132184009) translate (18.2719523798888cm 7.98461954815466cm)" svg:viewBox="0 0 3135 1663" svg:d="M0 0c1020 1683 3135 1663 3135 1663">
          <text:p/>
        </draw:path>
        <draw:frame draw:style-name="gr12" draw:text-style-name="P8" draw:layer="layout" svg:width="1.462cm" svg:height="0.67cm" svg:x="18.08cm" svg:y="7.604cm">
          <draw:text-box>
            <text:p><text:span text:style-name="T6">Foc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6-02-01T16:01:33.377960630</dc:date>
    <meta:editing-duration>PT3H6M54S</meta:editing-duration>
    <meta:editing-cycles>101</meta:editing-cycles>
    <meta:generator>LibreOffice/4.2.8.2$Linux_X86_64 LibreOffice_project/420m0$Build-2</meta:generator>
    <meta:document-statistic meta:object-count="68"/>
  </office:meta>
</office:document-meta>
</file>